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d320" draw:secondary-fill-color="#99ccff" draw:fill-gradient-name="Gradient_20_8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d320" draw:secondary-fill-color="#99ccff" draw:fill-gradient-name="Gradient_20_8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3.16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3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fill-gradient-name="Gradient_20_1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4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fill-gradient-name="Gradient_20_1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20%" dr3d:back-scale="100%" dr3d:depth="3.19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5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fill-gradient-name="Gradient_20_8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6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fill-gradient-name="Gradient_20_8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1.6cm" dr3d:backface-culling="enabled" dr3d:close-front="true" dr3d:close-back="true" dr3d:normals-kind="object" dr3d:normals-direction="inverse" dr3d:texture-generation-mode-x="parallel" dr3d:texture-generation-mode-y="parallel" dr3d:texture-filter="enabled" dr3d:diffuse-color="#00b8ff" dr3d:emissive-color="#000000" dr3d:specular-color="#ffffff" dr3d:shininess="15%" dr3d:shadow="hidden"/>
    </style:style>
    <style:style style:name="gr7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7da647" draw:secondary-fill-color="#99ccff" draw:fill-gradient-name="Gradient_20_8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8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7da647" draw:secondary-fill-color="#99ccff" draw:fill-gradient-name="Gradient_20_8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1.83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9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secondary-fill-color="#99ccff" draw:fill-gradient-name="Gradient_20_8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0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fill-gradient-name="Gradient_20_8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3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11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7aa3cc" draw:secondary-fill-color="#99ccff" draw:fill-gradient-name="Gradient_20_8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3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12" style:family="graphic" style:parent-style-name="standard">
      <style:graphic-properties draw:stroke="none" draw:stroke-dash="Dash_20_1" svg:stroke-width="0cm" svg:stroke-color="#000000" draw:marker-start="" draw:marker-start-center="false" draw:marker-end="" draw:marker-end-center="false" svg:stroke-opacity="100%" draw:stroke-linejoin="round" draw:fill="solid" draw:secondary-fill-color="#99ccff" draw:fill-gradient-name="Gradient_20_8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3" style:family="graphic" style:parent-style-name="standard">
      <style:graphic-properties draw:stroke="none" draw:stroke-dash="Dash_20_1" svg:stroke-width="0cm" svg:stroke-color="#000000" draw:marker-start="" draw:marker-start-center="false" draw:marker-end="" draw:marker-end-center="false" svg:stroke-opacity="100%" draw:stroke-linejoin="round" draw:fill="solid" draw:secondary-fill-color="#99ccff" draw:fill-gradient-name="Gradient_20_8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2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14" style:family="graphic" style:parent-style-name="standard">
      <style:graphic-properties draw:stroke="none" draw:stroke-dash="Dash_20_1" svg:stroke-width="0cm" svg:stroke-color="#000000" draw:marker-start="" draw:marker-start-width="0cm" draw:marker-start-center="false" draw:marker-end="" draw:marker-end-width="0cm" draw:marker-end-center="false" svg:stroke-opacity="100%" draw:stroke-linejoin="round" draw:fill="solid" draw:fill-color="#000000" draw:secondary-fill-color="#99ccff" draw:fill-gradient-name="Gradient_20_8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2cm" dr3d:backface-culling="enabled" dr3d:close-front="false" dr3d:close-back="fals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15" style:family="graphic" style:parent-style-name="standard">
      <style:graphic-properties draw:stroke="none" draw:stroke-dash="Dash_20_1" svg:stroke-width="0cm" svg:stroke-color="#000000" draw:marker-start="" draw:marker-start-center="false" draw:marker-end="" draw:marker-end-center="false" svg:stroke-opacity="100%" draw:stroke-linejoin="round" draw:fill="solid" draw:secondary-fill-color="#99ccff" draw:fill-gradient-name="Gradient_20_8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2cm" dr3d:backface-culling="enabled" dr3d:close-front="true" dr3d:close-back="true" dr3d:normals-kind="object" dr3d:normals-direction="inverse" dr3d:texture-generation-mode-x="parallel" dr3d:texture-generation-mode-y="parallel" dr3d:texture-filter="enabled" dr3d:diffuse-color="#00b8ff" dr3d:emissive-color="#000000" dr3d:specular-color="#ffffff" dr3d:shininess="15%" dr3d:shadow="hidden"/>
    </style:style>
    <style:style style:name="gr16" style:family="graphic" style:parent-style-name="standard">
      <style:graphic-properties draw:stroke="none" draw:stroke-dash="Dash_20_1" svg:stroke-width="0cm" svg:stroke-color="#000000" draw:marker-start="" draw:marker-start-width="0cm" draw:marker-start-center="false" draw:marker-end="" draw:marker-end-width="0cm" draw:marker-end-center="false" svg:stroke-opacity="100%" draw:stroke-linejoin="round" draw:fill="solid" draw:fill-color="#000000" draw:secondary-fill-color="#99ccff" draw:fill-gradient-name="Gradient_20_8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2cm" dr3d:backface-culling="enabled" dr3d:close-front="false" dr3d:close-back="false" dr3d:normals-kind="object" dr3d:normals-direction="inverse" dr3d:texture-generation-mode-x="parallel" dr3d:texture-generation-mode-y="parallel" dr3d:texture-filter="enabled" dr3d:diffuse-color="#00b8ff" dr3d:emissive-color="#000000" dr3d:specular-color="#ffffff" dr3d:shininess="15%" dr3d:shadow="hidden"/>
    </style:style>
    <style:style style:name="gr17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d320" draw:secondary-fill-color="#99ccff" draw:fill-gradient-name="Gradient_20_8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25%" dr3d:back-scale="100%" dr3d:depth="1.77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20%" dr3d:shadow="hidden"/>
    </style:style>
    <style:style style:name="gr18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fill-gradient-name="Gradient_20_8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1.6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19" style:family="graphic" style:parent-style-name="standard">
      <style:graphic-properties draw:stroke="none" draw:stroke-dash="Dash_20_1" svg:stroke-width="0cm" svg:stroke-color="#000000" draw:marker-start="" draw:marker-start-center="false" draw:marker-end="" draw:marker-end-center="false" svg:stroke-opacity="100%" draw:stroke-linejoin="round" draw:fill="solid" draw:secondary-fill-color="#99ccff" draw:fill-gradient-name="Gradient_20_8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2.65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20" style:family="graphic" style:parent-style-name="standard">
      <style:graphic-properties draw:stroke="none" draw:stroke-dash="Dash_20_1" svg:stroke-width="0cm" svg:stroke-color="#000000" draw:marker-start="" draw:marker-start-width="0cm" draw:marker-start-center="false" draw:marker-end="" draw:marker-end-width="0cm" draw:marker-end-center="false" svg:stroke-opacity="100%" draw:stroke-linejoin="round" draw:fill="solid" draw:fill-color="#000000" draw:secondary-fill-color="#99ccff" draw:fill-gradient-name="Gradient_20_8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2.65cm" dr3d:backface-culling="enabled" dr3d:close-front="false" dr3d:close-back="fals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21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d320" draw:secondary-fill-color="#99ccff" draw:fill-gradient-name="Gradient_20_8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1.83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22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fill-gradient-name="Gradient_20_8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1.77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23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fill-gradient-name="Gradient_20_8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1.59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24" style:family="graphic" style:parent-style-name="standard">
      <style:graphic-properties draw:stroke="none" svg:stroke-width="0cm" draw:shadow="hidden" dr3d:depth="0.707cm" dr3d:close-front="true" dr3d:close-back="true" dr3d:texture-generation-mode-x="parallel" dr3d:texture-generation-mode-y="parallel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gradient" draw:fill-color="#99ccff" draw:secondary-fill-color="#99ccff" draw:fill-gradient-name="Gradient_20_1" draw:gradient-step-count="0" draw:fill-hatch-name="Hatch_20_9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50%"/>
    </style:style>
    <style:style style:name="gr27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gradient" draw:fill-color="#99ccff" draw:secondary-fill-color="#99ccff" draw:fill-gradient-name="Gradient_20_1" draw:gradient-step-count="0" draw:fill-hatch-name="Hatch_20_9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50%" dr3d:edge-rounding="20%" dr3d:back-scale="100%" dr3d:depth="1.99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3cm" fo:min-width="0cm"/>
    </style:style>
    <style:style style:name="gr29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gradient" draw:fill-color="#ffd320" draw:secondary-fill-color="#99ccff" draw:fill-gradient-name="Linear_20_yellow_2f_brown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30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gradient" draw:fill-color="#ffd320" draw:secondary-fill-color="#99ccff" draw:fill-gradient-name="Linear_20_yellow_2f_brown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35%" dr3d:back-scale="100%" dr3d:depth="1.6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31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gradient" draw:fill-color="#ffd320" draw:secondary-fill-color="#99ccff" draw:fill-gradient-name="Linear_20_yellow_2f_brown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50%" dr3d:back-scale="100%" dr3d:depth="2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32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b8ff" draw:secondary-fill-color="#99ccff" draw:fill-gradient-name="Gradient_20_1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33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b8ff" draw:secondary-fill-color="#99ccff" draw:fill-gradient-name="Gradient_20_1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20%" dr3d:back-scale="100%" dr3d:depth="1.99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34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00ff" draw:secondary-fill-color="#99ccff" draw:fill-gradient-name="Gradient_20_1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35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00ff" draw:secondary-fill-color="#99ccff" draw:fill-gradient-name="Gradient_20_1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20%" dr3d:back-scale="100%" dr3d:depth="1.99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36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0080" draw:secondary-fill-color="#99ccff" draw:fill-gradient-name="Gradient_20_1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37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0080" draw:secondary-fill-color="#99ccff" draw:fill-gradient-name="Gradient_20_1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20%" dr3d:back-scale="100%" dr3d:depth="1.99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38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gradient" draw:fill-color="#99ccff" draw:secondary-fill-color="#99ccff" draw:fill-gradient-name="Linear_20_yellow_2f_brown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39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gradient" draw:fill-color="#99ccff" draw:secondary-fill-color="#99ccff" draw:fill-gradient-name="Linear_20_yellow_2f_brown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1.77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40" style:family="graphic" style:parent-style-name="standard">
      <style:graphic-properties draw:stroke="none" draw:stroke-dash="Dash_20_1" svg:stroke-width="0cm" svg:stroke-color="#000000" draw:marker-start="" draw:marker-start-center="false" draw:marker-end="" draw:marker-end-center="false" svg:stroke-opacity="100%" draw:stroke-linejoin="round" draw:fill="gradient" draw:secondary-fill-color="#99ccff" draw:fill-gradient-name="Linear_20_yellow_2f_brown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41" style:family="graphic" style:parent-style-name="standard">
      <style:graphic-properties draw:stroke="none" draw:stroke-dash="Dash_20_1" svg:stroke-width="0cm" svg:stroke-color="#000000" draw:marker-start="" draw:marker-start-center="false" draw:marker-end="" draw:marker-end-center="false" svg:stroke-opacity="100%" draw:stroke-linejoin="round" draw:fill="gradient" draw:secondary-fill-color="#99ccff" draw:fill-gradient-name="Linear_20_yellow_2f_brown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20%" dr3d:back-scale="100%" dr3d:depth="1.2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42" style:family="graphic" style:parent-style-name="standard">
      <style:graphic-properties draw:stroke="none" draw:stroke-dash="Dash_20_1" svg:stroke-width="0cm" svg:stroke-color="#000000" draw:marker-start="" draw:marker-start-width="0cm" draw:marker-start-center="false" draw:marker-end="" draw:marker-end-width="0cm" draw:marker-end-center="false" svg:stroke-opacity="100%" draw:stroke-linejoin="round" draw:fill="gradient" draw:fill-color="#000000" draw:secondary-fill-color="#99ccff" draw:fill-gradient-name="Linear_20_yellow_2f_brown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20%" dr3d:back-scale="100%" dr3d:depth="1.2cm" dr3d:backface-culling="enabled" dr3d:close-front="false" dr3d:close-back="fals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P1" style:family="paragraph">
      <style:text-properties fo:font-family="Verdana" style:font-family-generic="swiss" style:font-pitch="variable" fo:font-size="12pt" style:font-size-asian="12pt" style:font-size-complex="12pt"/>
    </style:style>
    <style:style style:name="P2" style:family="paragraph">
      <style:text-properties fo:color="#c0c0c0" fo:font-family="Verdana" style:font-family-generic="swiss" style:font-pitch="variable" fo:font-size="12pt" style:font-size-asian="12pt" style:font-size-complex="12pt"/>
    </style:style>
    <style:style style:name="P3" style:family="paragraph">
      <style:text-properties fo:color="#808080" fo:font-family="Verdana" style:font-family-generic="swiss" style:font-pitch="variable" fo:font-size="10pt" style:font-size-asian="10pt" style:font-size-complex="10pt"/>
    </style:style>
    <style:style style:name="P4" style:family="paragraph">
      <style:text-properties fo:color="#c0c0c0" fo:font-family="Verdana" style:font-family-generic="swiss" style:font-pitch="variable" fo:font-size="10pt" style:font-size-asian="10pt" style:font-size-complex="10pt"/>
    </style:style>
    <style:style style:name="T1" style:family="text">
      <style:text-properties fo:font-family="Verdana" style:font-family-generic="swiss" style:font-pitch="variable" fo:font-size="12pt" style:font-size-asian="12pt" style:font-size-complex="12pt"/>
    </style:style>
    <style:style style:name="T2" style:family="text">
      <style:text-properties fo:color="#c0c0c0" fo:font-family="Verdana" style:font-family-generic="swiss" style:font-pitch="variable" fo:font-size="12pt" style:font-size-asian="12pt" style:font-size-complex="12pt"/>
    </style:style>
    <style:style style:name="T3" style:family="text">
      <style:text-properties fo:color="#808080" fo:font-family="Verdana" style:font-family-generic="swiss" style:font-pitch="variable" fo:font-size="10pt" style:font-size-asian="10pt" style:font-size-complex="10pt"/>
    </style:style>
    <style:style style:name="T4" style:family="text">
      <style:text-properties fo:color="#c0c0c0" fo:font-family="Verdana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3d:scene draw:style-name="gr1" svg:width="6.337cm" svg:height="3.731cm" svg:x="2.669cm" svg:y="2.447cm" dr3d:transform="matrix (0.955925865548202 -0.0239382953724191 0.292630650463316 -0.0905377776596788 0.924068719577255 0.371348774490098 -0.279300287132625 -0.381476027442766 0.881173870523926 -8.83794125246966cm 12.2456658888367cm 1.79794871533632cm)" dr3d:vrp="(0 0 23449.4285714286)" dr3d:vpn="(0 0 22289.4285714286)" dr3d:projection="perspective" dr3d:distance="1.16cm" dr3d:focal-length="13cm" dr3d:shadow-slant="0" dr3d:shade-mode="phong" dr3d:ambient-color="#b3b3b3" dr3d:lighting-mode="false">
          <dr3d:light dr3d:diffuse-color="#cccccc" dr3d:direction="(0.309497132572216 0.811720689119239 0.495298947894466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5500 -14500 6000 3500" svg:d="m5500-14500v3500h6000v-3500z"/>
        </dr3d:scene>
        <dr3d:scene draw:style-name="gr3" svg:width="4.001cm" svg:height="3.06cm" svg:x="9cm" svg:y="15.736cm" dr3d:transform="matrix (1 0 0 0 0.939692620785931 0.342020143325607 0 -0.342020143325607 0.939692620785931 -8.2505cm 20.8777225190946cm 6.96408751493621cm)" dr3d:vrp="(0 0 19764.2857142857)" dr3d:vpn="(0 0 18574.2857142857)" dr3d:projection="perspective" dr3d:distance="1.19cm" dr3d:focal-length="10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4" draw:layer="layout" dr3d:transform="matrix (1 0 0 0 1 0 0 0 1 -0.0268650695593515cm -3.13906021879273cm 1.14252448320947cm)" svg:viewBox="5000 -23501 6501 3001" svg:d="m5500-20500-47-3-46-8-46-14-45-18-43-23-41-26-39-31-37-33-33-37-31-39-26-41-23-43-18-45-14-46-8-46-3-47v-2000l3-47 8-46 14-46 18-45 23-43 26-41 31-40 33-36 37-34 39-30 41-27 43-23 45-18 46-14 46-8 47-3h5500l47 3 46 8 46 14 45 18 43 23 41 27 40 30 36 34 34 36 30 40 27 41 23 43 18 45 14 46 8 46 3 47v2000l-3 47-8 46-14 46-18 45-23 43-27 41-30 39-34 37-36 33-40 31-41 26-43 23-45 18-46 14-46 8-47 3z"/>
        </dr3d:scene>
        <dr3d:scene draw:style-name="gr5" svg:width="3cm" svg:height="2.479cm" svg:x="12cm" svg:y="9cm" dr3d:transform="matrix (1 0 0 0 0.939692620785931 0.342020143325607 0 -0.342020143325607 0.939692620785931 -16cm 17.0172442272161cm 5.87398494731475cm)" dr3d:vrp="(0 0 9174.28571428571)" dr3d:vpn="(0 0 8574.28571428571)" dr3d:projection="perspective" dr3d:distance="0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6" draw:layer="layout" svg:viewBox="14500 -19000 3000 2000" svg:d="m16000-19000-102 2-98 6-96 10-93 14-91 19-91 23-89 28-90 32-87 36-80 38-75 40-70 44-66 46-61 50-57 54-53 58-48 60-42 59-34 61-28 61-22 62-15 64-9 65-3 68 3 68 9 65 15 64 22 62 28 61 34 61 42 59 48 60 53 58 57 54 61 50 66 46 70 44 75 40 80 38 87 36 90 32 89 28 91 23 91 19 93 14 96 10 98 6 102 2 102-2 98-6 96-10 93-14 91-19 91-23 89-28 90-32 87-36 80-38 75-40 70-44 66-46 61-50 57-54 53-58 48-60 42-59 34-61 28-61 22-62 15-64 9-65 3-68-3-68-9-65-15-64-22-62-28-61-34-61-42-59-48-60-53-58-57-54-61-50-66-46-70-44-75-40-80-38-87-36-90-32-89-28-91-23-91-19-93-14-96-10-98-6z"/>
        </dr3d:scene>
        <dr3d:scene draw:style-name="gr7" svg:width="4.904cm" svg:height="3.157cm" svg:x="13.795cm" svg:y="19.502cm" dr3d:transform="matrix (1 0 0 0 0.939692620785931 0.342020143325607 0 -0.342020143325607 0.939692620785931 -4.5cm 24.8095536953975cm 8.58617693942945cm)" dr3d:vrp="(0 0 12261.4285714286)" dr3d:vpn="(0 0 11431.4285714286)" dr3d:projection="perspective" dr3d:distance="0.83cm" dr3d:focal-length="10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8" draw:layer="layout" svg:viewBox="2500 -27000 4000 1500" svg:d="m6500-27000-3 76-7 76-13 75-18 75-23 74-28 73-32 72-38 71-42 69-47 67-52 65-55 64-60 61-64 59-68 56-72 54-75 51-79 48-81 45-85 42-87 39-90 35-92 31-94 29-96 24-98 21-98 17-100 14-101 9-101 6-101 2-101-2-101-6-101-9-100-14-98-17-98-21-96-24-94-29-92-31-90-35-87-39-85-42-81-45-79-48-75-51-72-54-68-56-64-59-60-61-55-64-52-65-47-67-42-69-38-71-32-72-28-73-23-74-18-75-13-75-7-76-3-76h1000l1 38 4 38 7 38 8 37 12 37 14 37 16 35 19 36 21 34 24 34 25 33 28 31 30 31 32 30 34 28 36 27 38 25 39 24 41 23 42 20 44 20 45 17 46 16 47 14 48 13 48 10 50 9 50 6 50 5 50 3 51 1 51-1 50-3 50-5 50-6 50-9 48-10 48-13 47-14 46-16 45-17 44-20 42-20 41-23 39-24 38-25 36-27 34-28 32-30 30-31 28-31 25-33 24-34 21-34 19-36 16-35 14-37 12-37 8-37 7-38 4-38 1-38z"/>
        </dr3d:scene>
        <dr3d:scene draw:name="gg" draw:style-name="gr9" svg:width="2.729cm" svg:height="2cm" svg:x="1.771cm" svg:y="20.5cm" dr3d:transform="matrix (1 0 0 0 0.939692620785931 0.342020143325607 0 -0.342020143325607 0.939692620785931 -3.5005cm 23.6017187816079cm 8.25138249349152cm)" dr3d:vrp="(0 0 9214.28571428571)" dr3d:vpn="(0 0 8574.28571428571)" dr3d:projection="perspective" dr3d:distance="0.64cm" dr3d:focal-length="10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0" draw:layer="layout" svg:viewBox="2000 -26501 3001 3001" svg:d="m2000-23500h3001v-2625l-376-376h-2625z"/>
          <dr3d:extrude draw:style-name="gr11" draw:layer="layout" svg:viewBox="4625 -26501 376 376" svg:d="m4625-26501 98 376 31-16 13-6 12-4 12-3 11-1h12l12 1 175 29z"/>
        </dr3d:scene>
        <dr3d:scene draw:style-name="gr12" svg:width="3.116cm" svg:height="3.349cm" svg:x="2.884cm" svg:y="8.651cm" dr3d:transform="matrix (1 0 0 0 0.939692620785931 0.342020143325607 0 -0.342020143325607 0.939692620785931 -10.7505cm 16.7708202133136cm 5.82154016328252cm)" dr3d:vrp="(0 0 7675.71428571429)" dr3d:vpn="(0 0 7145.71428571429)" dr3d:projection="perspective" dr3d:distance="0.53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3" draw:layer="layout" svg:viewBox="9500 -19001 2501 2501" svg:d="m9500-16500h2501v-2501h-2501zm231 2270h2038v-2038h-2038z"/>
          <dr3d:extrude draw:style-name="gr14" draw:layer="layout" svg:viewBox="9500 -19001 2501 2501" svg:d="m9500-16500h2501v-2501h-2501zm231 2270h2038v-2038h-2038z"/>
        </dr3d:scene>
        <dr3d:scene draw:style-name="gr12" svg:width="4.016cm" svg:height="3.172cm" svg:x="8.056cm" svg:y="10.828cm" dr3d:transform="matrix (1 0 0 0 0.939692620785931 0.342020143325607 0 -0.342020143325607 0.939692620785931 -10.7505cm 17.2601616718761cm 5.93898775556052cm)" dr3d:vrp="(0 0 10652.8571428571)" dr3d:vpn="(0 0 10002.8571428571)" dr3d:projection="perspective" dr3d:distance="0.65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5" draw:layer="layout" svg:viewBox="9000 -19501 3501 2501" svg:d="m9312-17829-8 58v57l8 56 15 54 21 52 27 49 33 47 37 44 42 40 45 36 49 31 51 27 54 21 55 16 56 10 57 3h36l36-4 35-6 36-8 34-11 34-13 33-15 31-16 15 26 17 24 19 23 19 22 21 20 22 18 23 17 25 16 25 14 26 12 27 10 28 9 28 6 29 5 30 3 30 1 41-3 41-7 40-10 40-14 38-17 37-20 34-23 16-13 16-14 12 23 13 21 15 20 15 19 17 17 19 17 19 14 20 13 21 12 21 11 23 9 23 7 24 6 24 4 24 2 25 1 21-1 20-1 21-3 20-5 19-5 19-6 19-7 18-9 18-9 17-10 16-11 16-12 15-13 14-13 13-14 13-15 14 15 15 15 16 14 17 12 18 12 18 11 18 10 19 9 20 9 20 7 21 6 21 5 21 4 21 3 22 1 22 1 35-2 34-4 34-7 32-10 31-13 30-15 28-17 26-20 25-22 22-24 21-25 18-28 16-29 13-31 11-32 8-34 34-11 32-13 31-16 30-18 27-21 26-22 25-24 22-26 20-28 17-29 16-31 12-31 11-33 7-34 4-35 2-35v-22l-2-21-3-21-3-21-5-20-7-21-8-20-9-20 27-36 25-38 21-39 18-41 15-41 10-43 7-43 2-44-2-49-8-48-11-47-16-45-20-43-24-41-27-39-31-36-33-34-37-31-40-28-42-24-44-21-46-17-48-14-50-9-2-47-7-45-12-44-15-42-20-40-23-37-27-35-30-32-33-29-36-26-38-22-41-19-43-15-45-11-46-7-48-2-33 1-33 3-33 6-31 8-31 10-30 12-29 14-28 16-15-41-17-39-21-38-24-36-27-33-29-32-31-29-34-26-36-24-37-21-40-19-40-15-43-12-43-9-44-5-45-2-33 1-34 3-32 6-33 7-32 9-31 12-30 13-30 14-29 17-27 18-27 20-26 22-24 23-23 24-21 26-20 27-16-10-14-10-21-18-19-15-11-7-11-6-14-5-17-5-20-4-24-4-64-4-88-2-42 1-41 4-41 7-40 9-39 12-39 14-37 16-35 19-35 21-33 23-31 26-30 27-27 29-26 31-24 33-21 35-47 3-45 5-41 9-38 12-35 15-33 17-29 20-26 22-23 24-20 27-17 28-14 30-11 31-8 33-4 34-2 35 2 33 4 31 8 31 11 30 13 29 17 28 19 27 22 25-20 11-20 12-18 14-16 15-16 15-14 17-13 17-11 19-11 19-9 20-7 21-7 21-5 22-3 23-2 23-1 23 2 33 4 32 8 31 10 29 13 29 15 27 18 25 20 24 22 22 24 20 26 18 27 15 29 14 30 10 31 8z"/>
          <dr3d:extrude draw:style-name="gr16" draw:layer="layout" svg:viewBox="9312 -17917 26 88" svg:d="m9312-17829 2-11 3-11 7-22 14-44"/>
          <dr3d:extrude draw:style-name="gr16" draw:layer="layout" svg:viewBox="10129 -17383 114 82" svg:d="m10129-17301 29-18 31-20 14-11 14-11 14-11 12-11"/>
          <dr3d:extrude draw:style-name="gr16" draw:layer="layout" svg:viewBox="10787 -17277 29 81" svg:d="m10816-17196-5-10-4-9-7-21-13-41"/>
          <dr3d:extrude draw:style-name="gr16" draw:layer="layout" svg:viewBox="11356 -17232 54 98" svg:d="m11410-17134-9-11-8-11-7-13-6-12-24-51"/>
          <dr3d:extrude draw:style-name="gr16" draw:layer="layout" svg:viewBox="12097 -17391 14 78" svg:d="m12097-17313 2-9 2-11 6-23 2-11 2-10v-5-3-2-2l-1-1v-1"/>
          <dr3d:extrude draw:style-name="gr16" draw:layer="layout" svg:viewBox="12259 -18040 117 154" svg:d="m12376-17886-11-22-12-21-13-21-13-19-16-19-16-19-17-17-19-16"/>
          <dr3d:extrude draw:style-name="gr16" draw:layer="layout" svg:viewBox="11755 -18737 270 412" svg:d="m12024-18737 1 19v22l-3 24-5 26-8 28-10 29-12 30-15 30-17 30-20 30-23 29-26 27-28 26-31 23-35 21-37 18"/>
          <dr3d:extrude draw:style-name="gr16" draw:layer="layout" svg:viewBox="11308 -19120 21 110" svg:d="m11308-19120 4 14 4 14 3 14 3 14 4 27 3 27"/>
          <dr3d:extrude draw:style-name="gr16" draw:layer="layout" svg:viewBox="10273 -19259 59 101" svg:d="m10332-19259-9 12-9 12-8 12-7 13-13 25-13 27"/>
          <dr3d:extrude draw:style-name="gr16" draw:layer="layout" svg:viewBox="9470 -19042 90 22" svg:d="m9470-19042 23 4 22 5 23 6 22 7"/>
          <dr3d:extrude draw:style-name="gr16" draw:layer="layout" svg:viewBox="9173 -18511 204 48" svg:d="m9173-18463 20-11 22-10 22-10 25-7 25-6 28-4h30l32 2"/>
        </dr3d:scene>
        <dr3d:scene draw:style-name="gr1" svg:width="3.42cm" svg:height="2.664cm" svg:x="13.607cm" svg:y="16.228cm" dr3d:transform="matrix (1 0 0 0 0.939692620785931 0.342020143325607 0 -0.342020143325607 0.939692620785931 -15.7505cm 19.8489336509724cm 6.86685729932533cm)" dr3d:vrp="(0 0 10672.8571428571)" dr3d:vpn="(0 0 10002.8571428571)" dr3d:projection="perspective" dr3d:distance="0.67cm" dr3d:focal-length="10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7" draw:layer="layout" dr3d:transform="matrix (0.886464951399325 -0.105281755078171 -0.248598706879382 0.095225677088631 0.919721230152131 0.00180681661291315 0.229659985121363 0.02502616649367 0.958817380224343 3.45697862795121cm -0.279137901317648cm 4.14674165587846cm)" svg:viewBox="14000 -22001 3501 2001" svg:d="m14000-20000h2625l876-1000-876-1001h-2625z"/>
        </dr3d:scene>
        <dr3d:scene draw:style-name="gr5" svg:width="2.41cm" svg:height="3.625cm" svg:x="2cm" svg:y="15.375cm" dr3d:transform="matrix (1 0 0 0 0.939692620785931 0.342020143325607 0 -0.342020143325607 0.939692620785931 -3.0005cm 19.8367919358843cm 6.90021638736323cm)" dr3d:vrp="(0 0 8317.14285714286)" dr3d:vpn="(0 0 5717.14285714286)" dr3d:projection="perspective" dr3d:distance="2.6cm" dr3d:focal-length="10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8" draw:layer="layout" svg:viewBox="2000 -22501 2001 3001" svg:d="m2000-20097 1000 597 1001-597h-501v-1806h501l-1001-598-1000 598h500v1806z"/>
        </dr3d:scene>
        <dr3d:scene draw:style-name="gr12" svg:width="2.753cm" svg:height="2.965cm" svg:x="8.873cm" svg:y="21.999cm" dr3d:transform="matrix (1 0 0 0 0.939692620785931 0.342020143325607 0 -0.342020143325607 0.939692620785931 -10cm 25.2481051626761cm 8.84316888589416cm)" dr3d:vrp="(0 0 11939.1428571429)" dr3d:vpn="(0 0 10289.1428571429)" dr3d:projection="perspective" dr3d:distance="1.65cm" dr3d:focal-length="12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9" draw:layer="layout" svg:viewBox="8500 -28000 3000 2500" svg:d="m10000-25500 157-6 151-19 146-30 139-41 132-51 123-62 115-70 106-80 95-88 86-96 73-103 62-110 49-115 36-122 22-126 8-131-8-131-22-126-36-122-49-115-62-110-73-103-86-96-95-88-106-80-115-70-123-62-132-51-139-41-146-30-151-19-157-6-157 6-151 19-146 30-139 41-132 51-123 62-115 70-106 80-95 88-86 96-73 103-62 110-49 115-36 122-22 126-8 131 8 131 22 126 36 122 49 115 62 110 73 103 86 96 95 88 106 80 115 70 123 62 132 51 139 41 146 30 151 19z"/>
          <dr3d:extrude draw:style-name="gr19" draw:layer="layout" svg:viewBox="8930 -27642 2140 1784" svg:d="m8930-25858 2140-1784z"/>
          <dr3d:extrude draw:style-name="gr20" draw:layer="layout" svg:viewBox="8930 -27642 2140 1784" svg:d="m8930-25858 2140-1784"/>
          <dr3d:extrude draw:style-name="gr19" draw:layer="layout" svg:viewBox="8930 -27642 2140 1784" svg:d="m8930-27642 2140 1784z"/>
          <dr3d:extrude draw:style-name="gr20" draw:layer="layout" svg:viewBox="8930 -27642 2140 1784" svg:d="m8930-27642 2140 1784"/>
        </dr3d:scene>
        <dr3d:scene draw:style-name="gr1" svg:width="3.708cm" svg:height="4.081cm" svg:x="12.739cm" svg:y="3.828cm" dr3d:transform="matrix (0.985826027339633 -0.0121762597508148 0.167328367344682 -0.0664939936833809 0.887326122704129 0.456323241541445 -0.154031141733711 -0.460981659792814 0.873939538361134 -15.3998439589379cm 5.43176296160892cm 1.18840544066016cm)" dr3d:vrp="(0 0 13833.7142857143)" dr3d:vpn="(0 0 13003.7142857143)" dr3d:projection="perspective" dr3d:distance="0.83cm" dr3d:focal-length="13cm" dr3d:shadow-slant="1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1" draw:layer="layout" svg:viewBox="13500 -7501 3501 3501" svg:d="m13500-4000h3501v-2813l-244-3-214-15-188-26-167-35-150-44-136-49-247-113-240-120-267-115-153-52-171-47-194-39-220-30-289 59-221 56-400 125z"/>
        </dr3d:scene>
        <dr3d:scene draw:style-name="gr5" svg:width="2.656cm" svg:height="3.598cm" svg:x="16.662cm" svg:y="9.232cm" dr3d:transform="matrix (1 0 0 0 0.939692620785931 0.342020143325607 0 -0.342020143325607 0.939692620785931 -18.0005cm 10.2336722648678cm 3.31557573812975cm)" dr3d:vrp="(0 0 9344.28571428571)" dr3d:vpn="(0 0 8574.28571428571)" dr3d:projection="perspective" dr3d:distance="0.77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2" draw:layer="layout" dr3d:transform="matrix (0.774885319313631 0 0 0 0.788465192623945 0.0769923733961029 0 0.0769923733961021 0.971977067818315 4.04915413828237cm -2.30203808719017cm 0.837873341884153cm)" svg:viewBox="16500 -12501 3001 3501" svg:d="m16500-11334v2334h3001v-2334h-1126v-583h375l-750-584-750 584h375v583z"/>
        </dr3d:scene>
        <dr3d:scene draw:style-name="gr5" svg:width="3.371cm" svg:height="2.476cm" svg:x="7.314cm" svg:y="7.499cm" dr3d:transform="matrix (1 0 0 0 0.939692620785931 0.342020143325607 0 -0.342020143325607 0.939692620785931 -9.0005cm 8.09063417606015cm 2.62496459579315cm)" dr3d:vrp="(0 0 9174.28571428571)" dr3d:vpn="(0 0 8574.28571428571)" dr3d:projection="perspective" dr3d:distance="0.6cm" dr3d:focal-length="10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8" draw:layer="layout" svg:viewBox="7500 -9501 3001 2001" svg:d="m7500-8000h2250v500l751-1000-751-1001v501h-2250z"/>
        </dr3d:scene>
        <dr3d:scene draw:style-name="gr5" svg:width="2.888cm" svg:height="3.041cm" svg:x="4.306cm" svg:y="12.999cm" dr3d:transform="matrix (1 0 0 0 0.939692620785931 0.342020143325607 0 -0.342020143325607 0.939692620785931 -5.75cm 13.4913447784089cm 4.59704756556844cm)" dr3d:vrp="(0 0 7735.71428571429)" dr3d:vpn="(0 0 7145.71428571429)" dr3d:projection="perspective" dr3d:distance="0.59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3" draw:layer="layout" svg:viewBox="4500 -15500 2500 2500" svg:d="m5750-13000 131-6 126-19 122-30 115-41 110-51 103-62 96-70 88-80 80-88 70-96 62-103 51-110 41-115 30-122 19-126 6-131-6-131-19-126-30-122-41-115-51-110-62-103-70-96-80-88-88-80-96-70-103-62-110-51-115-41-122-30-126-19-131-6-131 6-126 19-122 30-115 41-110 51-103 62-96 70-88 80-80 88-70 96-62 103-51 110-41 115-30 122-19 126-6 131 6 131 19 126 30 122 41 115 51 110 62 103 70 96 80 88 88 80 96 70 103 62 110 51 115 41 122 30 126 19zm129-618 65-3 63-9 61-15 58-21 55-25 51-31 48-35 44-40 40-44 36-48 30-51 26-55 21-58 15-61 9-63 3-65-3-65-9-63-15-61-21-58-26-55-30-51-36-48-40-44-44-40-48-36-51-30-55-26-58-21-61-15-63-9-65-3-65 3-63 9-61 15-58 21-55 26-51 30-48 36-44 40-40 44-35 48-31 51-25 55-21 58-15 61-9 63-3 65 3 65 9 63 15 61 21 58 25 55 31 51 35 48 40 44 44 40 48 35 51 31 55 25 58 21 61 15 63 9z"/>
        </dr3d:scene>
        <dr3d:scene draw:style-name="gr5" svg:width="4cm" svg:height="2.5cm" svg:x="3.5cm" svg:y="24cm" dr3d:transform="matrix (1 0 0 0 0.939692620785931 0.342020143325607 0 -0.342020143325607 0.939692620785931 -5.188cm 23.7273922937394cm 8.25987768910641cm)" dr3d:vrp="(0 0 9281.28571428571)" dr3d:vpn="(0 0 8574.28571428571)" dr3d:projection="perspective" dr3d:distance="0.707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4" draw:layer="layout" svg:viewBox="3500 -26243 3376 2243" svg:d="m5764-25500-1 39-3 38-5 39-7 38-8 37-11 38-13 36-14 36-16 35-18 35-20 33-21 32-23 32-24 30-26 28-28 28-28 26-30 24-32 23-32 21-33 20-35 18-35 16-36 14-36 13-38 11-37 8-38 7-39 5-38 3-39 1-39-1-38-3-39-5-38-7-37-8-38-11-36-13-36-14-35-16-35-18-33-20-32-21-32-23-30-24-28-26-28-28-26-28-24-30-23-32-21-32-20-33-18-35-16-35-14-36-13-36-11-38-8-37-7-38-5-39-3-38-1-39h-736l2 76 6 76 9 75 14 75 17 74 21 73 24 72 29 71 31 69 35 67 39 65 42 64 45 61 48 59 51 56 54 54 56 51 59 48 61 45 64 42 65 39 67 35 69 31 71 29 72 24 73 21 74 17 75 14 75 9 76 6 76 2 76-2 76-6 75-9 75-14 74-17 73-21 72-24 71-29 69-31 67-35 65-39 64-42 61-45 59-48 56-51 54-54 51-56 48-59 45-61 42-64 39-65 35-67 31-69 29-71 24-72 21-73 17-74 14-75 9-75 6-76 2-76h376l-744-743-743 743z"/>
        </dr3d:scene>
        <draw:frame draw:style-name="gr25" draw:text-style-name="P1" draw:layer="layout" svg:width="3.626cm" svg:height="0.763cm" svg:x="2.056cm" svg:y="21.2cm">
          <draw:text-box>
            <text:p><text:span text:style-name="T1">infraestructura</text:span></text:p>
          </draw:text-box>
        </draw:frame>
        <draw:frame draw:style-name="gr25" draw:text-style-name="P2" draw:layer="layout" svg:width="3.626cm" svg:height="0.763cm" svg:x="9.2cm" svg:y="17.337cm">
          <draw:text-box>
            <text:p><text:span text:style-name="T2">infraestructura</text:span></text:p>
          </draw:text-box>
        </draw:frame>
      </draw:page>
      <draw:page draw:name="page2" draw:style-name="dp1" draw:master-page-name="Predeterminado">
        <dr3d:scene draw:style-name="gr26" svg:width="3.454cm" svg:height="1.949cm" svg:x="9.945cm" svg:y="10.431cm" dr3d:transform="matrix (1 0 0 0 0.939692620785931 0.342020143325607 0 -0.342020143325607 0.939692620785931 -8.2505cm 20.8777225190946cm 6.96408751493621cm)" dr3d:vrp="(0 0 19764.2857142857)" dr3d:vpn="(0 0 18574.2857142857)" dr3d:projection="perspective" dr3d:distance="1.19cm" dr3d:focal-length="10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7" draw:layer="layout" dr3d:transform="matrix (1 0 0 0 1 0 0 0 1 -0.0268650695593515cm -3.13906021879273cm 1.14252448320947cm)" svg:viewBox="5000 -23501 6501 3001" svg:d="m5500-20500-47-3-46-8-46-14-45-18-43-23-41-26-39-31-37-33-33-37-31-39-26-41-23-43-18-45-14-46-8-46-3-47v-2000l3-47 8-46 14-46 18-45 23-43 26-41 31-40 33-36 37-34 39-30 41-27 43-23 45-18 46-14 46-8 47-3h5500l47 3 46 8 46 14 45 18 43 23 41 27 40 30 36 34 34 36 30 40 27 41 23 43 18 45 14 46 8 46 3 47v2000l-3 47-8 46-14 46-18 45-23 43-27 41-30 39-34 37-36 33-40 31-41 26-43 23-45 18-46 14-46 8-47 3z"/>
        </dr3d:scene>
        <draw:frame draw:style-name="gr28" draw:text-style-name="P3" draw:layer="layout" svg:width="3.11cm" svg:height="0.674cm" svg:x="10.123cm" svg:y="11.322cm">
          <draw:text-box>
            <text:p><text:span text:style-name="T3">infraestructura</text:span></text:p>
          </draw:text-box>
        </draw:frame>
        <dr3d:scene draw:style-name="gr26" svg:width="3.454cm" svg:height="1.944cm" svg:x="9.941cm" svg:y="13.286cm" dr3d:transform="matrix (1 0 0 0 0.939692620785931 0.342020143325607 0 -0.342020143325607 0.939692620785931 -8.2505cm 20.8777225190946cm 6.96408751493621cm)" dr3d:vrp="(0 0 19764.2857142857)" dr3d:vpn="(0 0 18574.2857142857)" dr3d:projection="perspective" dr3d:distance="1.19cm" dr3d:focal-length="10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7" draw:layer="layout" dr3d:transform="matrix (1 0 0 0 1 0 0 0 1 -0.0268650695593515cm -3.13906021879273cm 1.14252448320947cm)" svg:viewBox="5000 -23501 6501 3001" svg:d="m5500-20500-47-3-46-8-46-14-45-18-43-23-41-26-39-31-37-33-33-37-31-39-26-41-23-43-18-45-14-46-8-46-3-47v-2000l3-47 8-46 14-46 18-45 23-43 26-41 31-40 33-36 37-34 39-30 41-27 43-23 45-18 46-14 46-8 47-3h5500l47 3 46 8 46 14 45 18 43 23 41 27 40 30 36 34 34 36 30 40 27 41 23 43 18 45 14 46 8 46 3 47v2000l-3 47-8 46-14 46-18 45-23 43-27 41-30 39-34 37-36 33-40 31-41 26-43 23-45 18-46 14-46 8-47 3z"/>
        </dr3d:scene>
        <draw:frame draw:style-name="gr25" draw:text-style-name="P3" draw:layer="layout" svg:width="2.547cm" svg:height="0.674cm" svg:x="10.423cm" svg:y="14.133cm">
          <draw:text-box>
            <text:p><text:span text:style-name="T3">middleware</text:span></text:p>
          </draw:text-box>
        </draw:frame>
        <dr3d:scene draw:style-name="gr26" svg:width="3.454cm" svg:height="1.949cm" svg:x="14.546cm" svg:y="10.431cm" dr3d:transform="matrix (1 0 0 0 0.939692620785931 0.342020143325607 0 -0.342020143325607 0.939692620785931 -8.2505cm 20.8777225190946cm 6.96408751493621cm)" dr3d:vrp="(0 0 19764.2857142857)" dr3d:vpn="(0 0 18574.2857142857)" dr3d:projection="perspective" dr3d:distance="1.19cm" dr3d:focal-length="10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7" draw:layer="layout" dr3d:transform="matrix (1 0 0 0 1 0 0 0 1 -0.0268650695593515cm -3.13906021879273cm 1.14252448320947cm)" svg:viewBox="5000 -23501 6501 3001" svg:d="m5500-20500-47-3-46-8-46-14-45-18-43-23-41-26-39-31-37-33-33-37-31-39-26-41-23-43-18-45-14-46-8-46-3-47v-2000l3-47 8-46 14-46 18-45 23-43 26-41 31-40 33-36 37-34 39-30 41-27 43-23 45-18 46-14 46-8 47-3h5500l47 3 46 8 46 14 45 18 43 23 41 27 40 30 36 34 34 36 30 40 27 41 23 43 18 45 14 46 8 46 3 47v2000l-3 47-8 46-14 46-18 45-23 43-27 41-30 39-34 37-36 33-40 31-41 26-43 23-45 18-46 14-46 8-47 3z"/>
        </dr3d:scene>
        <draw:frame draw:style-name="gr25" draw:text-style-name="P3" draw:layer="layout" svg:width="2.763cm" svg:height="0.674cm" svg:x="14.922cm" svg:y="11.337cm">
          <draw:text-box>
            <text:p><text:span text:style-name="T3">presentación</text:span></text:p>
          </draw:text-box>
        </draw:frame>
        <dr3d:scene draw:style-name="gr26" svg:width="3.454cm" svg:height="1.944cm" svg:x="14.541cm" svg:y="13.486cm" dr3d:transform="matrix (1 0 0 0 0.939692620785931 0.342020143325607 0 -0.342020143325607 0.939692620785931 -8.2505cm 20.8777225190946cm 6.96408751493621cm)" dr3d:vrp="(0 0 19764.2857142857)" dr3d:vpn="(0 0 18574.2857142857)" dr3d:projection="perspective" dr3d:distance="1.19cm" dr3d:focal-length="10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7" draw:layer="layout" dr3d:transform="matrix (1 0 0 0 1 0 0 0 1 -0.0268650695593515cm -3.13906021879273cm 1.14252448320947cm)" svg:viewBox="5000 -23501 6501 3001" svg:d="m5500-20500-47-3-46-8-46-14-45-18-43-23-41-26-39-31-37-33-33-37-31-39-26-41-23-43-18-45-14-46-8-46-3-47v-2000l3-47 8-46 14-46 18-45 23-43 26-41 31-40 33-36 37-34 39-30 41-27 43-23 45-18 46-14 46-8 47-3h5500l47 3 46 8 46 14 45 18 43 23 41 27 40 30 36 34 34 36 30 40 27 41 23 43 18 45 14 46 8 46 3 47v2000l-3 47-8 46-14 46-18 45-23 43-27 41-30 39-34 37-36 33-40 31-41 26-43 23-45 18-46 14-46 8-47 3z"/>
        </dr3d:scene>
        <draw:frame draw:style-name="gr25" draw:text-style-name="P3" draw:layer="layout" svg:width="2.471cm" svg:height="0.674cm" svg:x="15.017cm" svg:y="14.387cm">
          <draw:text-box>
            <text:p><text:span text:style-name="T3">integración</text:span></text:p>
          </draw:text-box>
        </draw:frame>
        <dr3d:scene draw:style-name="gr29" svg:width="2.48cm" svg:height="1.99cm" svg:x="8.469cm" svg:y="1.948cm" dr3d:transform="matrix (1 0 0 0 0.939692620785931 0.342020143325607 0 -0.342020143325607 0.939692620785931 -9.0005cm 8.09063417606015cm 2.62496459579315cm)" dr3d:vrp="(0 0 9174.28571428571)" dr3d:vpn="(0 0 8574.28571428571)" dr3d:projection="parallel" dr3d:distance="0.6cm" dr3d:focal-length="10cm" dr3d:shadow-slant="0" dr3d:shade-mode="phong" dr3d:ambient-color="#999999" dr3d:lighting-mode="false">
          <dr3d:light dr3d:diffuse-color="#ffffff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30" draw:layer="layout" svg:viewBox="7500 -9501 3001 2001" svg:d="m7500-8000h2250v500l751-1000-751-1001v501h-2250z"/>
        </dr3d:scene>
        <dr3d:scene draw:style-name="gr29" svg:width="2.646cm" svg:height="2.583cm" svg:x="14.875cm" svg:y="3.988cm" dr3d:transform="matrix (0.0242381791978859 0.988849053229116 0.146935566140576 -0.995898122149378 0.0110670143470025 0.0898022911332705 0.0871747725463776 -0.148509498421225 0.985061159476993 -8.59481862354226cm -8.76791002014551cm -1.07354867409656cm)" dr3d:vrp="(0 0 9174.28571428571)" dr3d:vpn="(0 0 8574.28571428571)" dr3d:projection="perspective" dr3d:distance="0.6cm" dr3d:focal-length="10cm" dr3d:shadow-slant="0" dr3d:shade-mode="phong" dr3d:ambient-color="#999999" dr3d:lighting-mode="false">
          <dr3d:light dr3d:diffuse-color="#ffffff" dr3d:direction="(0.727503780584077 0.577350269189626 0.37068169081105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31" draw:layer="layout" dr3d:transform="matrix (0.999282358240961 0.0255706327553832 -0.0279447892973647 -0.0299006028063763 0.985414097737722 -0.167526147008648 0.0232534397498537 0.168241489295109 0.985471500764768 -0.290694157687799cm -0.205939361506626cm -1.3116014355315cm)" svg:viewBox="7500 -9501 3001 2001" svg:d="m7500-8000h2250v500l751-1000-751-1001v501h-2250z"/>
        </dr3d:scene>
        <dr3d:scene draw:style-name="gr32" svg:width="3.464cm" svg:height="1.947cm" svg:x="5.541cm" svg:y="10.382cm" dr3d:transform="matrix (1 0 0 0 0.939692620785931 0.342020143325607 0 -0.342020143325607 0.939692620785931 -8.2505cm 20.8777225190946cm 6.96408751493621cm)" dr3d:vrp="(0 0 19764.2857142857)" dr3d:vpn="(0 0 18574.2857142857)" dr3d:projection="perspective" dr3d:distance="1.19cm" dr3d:focal-length="10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33" draw:layer="layout" dr3d:transform="matrix (1 0 0 0 1 0 0 0 1 -0.0268650695593515cm -3.13906021879273cm 1.14252448320947cm)" svg:viewBox="5000 -23501 6501 3001" svg:d="m5500-20500-47-3-46-8-46-14-45-18-43-23-41-26-39-31-37-33-33-37-31-39-26-41-23-43-18-45-14-46-8-46-3-47v-2000l3-47 8-46 14-46 18-45 23-43 26-41 31-40 33-36 37-34 39-30 41-27 43-23 45-18 46-14 46-8 47-3h5500l47 3 46 8 46 14 45 18 43 23 41 27 40 30 36 34 34 36 30 40 27 41 23 43 18 45 14 46 8 46 3 47v2000l-3 47-8 46-14 46-18 45-23 43-27 41-30 39-34 37-36 33-40 31-41 26-43 23-45 18-46 14-46 8-47 3z"/>
        </dr3d:scene>
        <draw:frame draw:style-name="gr25" draw:text-style-name="P4" draw:layer="layout" svg:width="2.593cm" svg:height="0.674cm" svg:x="5.917cm" svg:y="11.287cm">
          <draw:text-box>
            <text:p><text:span text:style-name="T4">cloud (iaas)</text:span></text:p>
          </draw:text-box>
        </draw:frame>
        <dr3d:scene draw:style-name="gr32" svg:width="3.464cm" svg:height="1.944cm" svg:x="5.538cm" svg:y="13.496cm" dr3d:transform="matrix (1 0 0 0 0.939692620785931 0.342020143325607 0 -0.342020143325607 0.939692620785931 -8.2505cm 20.8777225190946cm 6.96408751493621cm)" dr3d:vrp="(0 0 19764.2857142857)" dr3d:vpn="(0 0 18574.2857142857)" dr3d:projection="perspective" dr3d:distance="1.19cm" dr3d:focal-length="10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33" draw:layer="layout" dr3d:transform="matrix (1 0 0 0 1 0 0 0 1 -0.0268650695593515cm -3.13906021879273cm 1.14252448320947cm)" svg:viewBox="5000 -23501 6501 3001" svg:d="m5500-20500-47-3-46-8-46-14-45-18-43-23-41-26-39-31-37-33-33-37-31-39-26-41-23-43-18-45-14-46-8-46-3-47v-2000l3-47 8-46 14-46 18-45 23-43 26-41 31-40 33-36 37-34 39-30 41-27 43-23 45-18 46-14 46-8 47-3h5500l47 3 46 8 46 14 45 18 43 23 41 27 40 30 36 34 34 36 30 40 27 41 23 43 18 45 14 46 8 46 3 47v2000l-3 47-8 46-14 46-18 45-23 43-27 41-30 39-34 37-36 33-40 31-41 26-43 23-45 18-46 14-46 8-47 3z"/>
        </dr3d:scene>
        <draw:frame draw:style-name="gr25" draw:text-style-name="P4" draw:layer="layout" svg:width="2.856cm" svg:height="0.674cm" svg:x="5.814cm" svg:y="14.397cm">
          <draw:text-box>
            <text:p><text:span text:style-name="T4">virtualización</text:span></text:p>
          </draw:text-box>
        </draw:frame>
        <dr3d:scene draw:style-name="gr34" svg:width="3.474cm" svg:height="1.944cm" svg:x="10.033cm" svg:y="16.996cm" dr3d:transform="matrix (1 0 0 0 0.939692620785931 0.342020143325607 0 -0.342020143325607 0.939692620785931 -8.2505cm 20.8777225190946cm 6.96408751493621cm)" dr3d:vrp="(0 0 19764.2857142857)" dr3d:vpn="(0 0 18574.2857142857)" dr3d:projection="perspective" dr3d:distance="1.19cm" dr3d:focal-length="10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35" draw:layer="layout" dr3d:transform="matrix (1 0 0 0 1 0 0 0 1 -0.0268650695593515cm -3.13906021879273cm 1.14252448320947cm)" svg:viewBox="5000 -23501 6501 3001" svg:d="m5500-20500-47-3-46-8-46-14-45-18-43-23-41-26-39-31-37-33-33-37-31-39-26-41-23-43-18-45-14-46-8-46-3-47v-2000l3-47 8-46 14-46 18-45 23-43 26-41 31-40 33-36 37-34 39-30 41-27 43-23 45-18 46-14 46-8 47-3h5500l47 3 46 8 46 14 45 18 43 23 41 27 40 30 36 34 34 36 30 40 27 41 23 43 18 45 14 46 8 46 3 47v2000l-3 47-8 46-14 46-18 45-23 43-27 41-30 39-34 37-36 33-40 31-41 26-43 23-45 18-46 14-46 8-47 3z"/>
        </dr3d:scene>
        <draw:frame draw:style-name="gr25" draw:text-style-name="P4" draw:layer="layout" svg:width="2.318cm" svg:height="0.674cm" svg:x="10.614cm" svg:y="17.887cm">
          <draw:text-box>
            <text:p><text:span text:style-name="T4">servidores</text:span></text:p>
          </draw:text-box>
        </draw:frame>
        <dr3d:scene draw:style-name="gr34" svg:width="3.474cm" svg:height="1.944cm" svg:x="6.233cm" svg:y="17.056cm" dr3d:transform="matrix (1 0 0 0 0.939692620785931 0.342020143325607 0 -0.342020143325607 0.939692620785931 -8.2505cm 20.8777225190946cm 6.96408751493621cm)" dr3d:vrp="(0 0 19764.2857142857)" dr3d:vpn="(0 0 18574.2857142857)" dr3d:projection="perspective" dr3d:distance="1.19cm" dr3d:focal-length="10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35" draw:layer="layout" dr3d:transform="matrix (1 0 0 0 1 0 0 0 1 -0.0268650695593515cm -3.13906021879273cm 1.14252448320947cm)" svg:viewBox="5000 -23501 6501 3001" svg:d="m5500-20500-47-3-46-8-46-14-45-18-43-23-41-26-39-31-37-33-33-37-31-39-26-41-23-43-18-45-14-46-8-46-3-47v-2000l3-47 8-46 14-46 18-45 23-43 26-41 31-40 33-36 37-34 39-30 41-27 43-23 45-18 46-14 46-8 47-3h5500l47 3 46 8 46 14 45 18 43 23 41 27 40 30 36 34 34 36 30 40 27 41 23 43 18 45 14 46 8 46 3 47v2000l-3 47-8 46-14 46-18 45-23 43-27 41-30 39-34 37-36 33-40 31-41 26-43 23-45 18-46 14-46 8-47 3z"/>
        </dr3d:scene>
        <draw:frame draw:style-name="gr25" draw:text-style-name="P4" draw:layer="layout" svg:width="2.712cm" svg:height="0.674cm" svg:x="6.714cm" svg:y="17.947cm">
          <draw:text-box>
            <text:p><text:span text:style-name="T4">cloud (paas)</text:span></text:p>
          </draw:text-box>
        </draw:frame>
        <dr3d:scene draw:style-name="gr34" svg:width="3.464cm" svg:height="1.944cm" svg:x="14.341cm" svg:y="16.996cm" dr3d:transform="matrix (1 0 0 0 0.939692620785931 0.342020143325607 0 -0.342020143325607 0.939692620785931 -8.2505cm 20.8777225190946cm 6.96408751493621cm)" dr3d:vrp="(0 0 19764.2857142857)" dr3d:vpn="(0 0 18574.2857142857)" dr3d:projection="perspective" dr3d:distance="1.19cm" dr3d:focal-length="10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35" draw:layer="layout" dr3d:transform="matrix (1 0 0 0 1 0 0 0 1 -0.0268650695593515cm -3.13906021879273cm 1.14252448320947cm)" svg:viewBox="5000 -23501 6501 3001" svg:d="m5500-20500-47-3-46-8-46-14-45-18-43-23-41-26-39-31-37-33-33-37-31-39-26-41-23-43-18-45-14-46-8-46-3-47v-2000l3-47 8-46 14-46 18-45 23-43 26-41 31-40 33-36 37-34 39-30 41-27 43-23 45-18 46-14 46-8 47-3h5500l47 3 46 8 46 14 45 18 43 23 41 27 40 30 36 34 34 36 30 40 27 41 23 43 18 45 14 46 8 46 3 47v2000l-3 47-8 46-14 46-18 45-23 43-27 41-30 39-34 37-36 33-40 31-41 26-43 23-45 18-46 14-46 8-47 3z"/>
        </dr3d:scene>
        <draw:frame draw:style-name="gr25" draw:text-style-name="P4" draw:layer="layout" svg:width="2.983cm" svg:height="0.674cm" svg:x="14.617cm" svg:y="17.887cm">
          <draw:text-box>
            <text:p><text:span text:style-name="T4">business apps</text:span></text:p>
          </draw:text-box>
        </draw:frame>
        <dr3d:scene draw:style-name="gr36" svg:width="3.464cm" svg:height="1.944cm" svg:x="14.916cm" svg:y="20.64cm" dr3d:transform="matrix (1 0 0 0 0.939692620785931 0.342020143325607 0 -0.342020143325607 0.939692620785931 -8.2505cm 20.8777225190946cm 6.96408751493621cm)" dr3d:vrp="(0 0 19764.2857142857)" dr3d:vpn="(0 0 18574.2857142857)" dr3d:projection="perspective" dr3d:distance="1.19cm" dr3d:focal-length="10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37" draw:layer="layout" dr3d:transform="matrix (1 0 0 0 1 0 0 0 1 -0.0268650695593515cm -3.13906021879273cm 1.14252448320947cm)" svg:viewBox="5000 -23501 6501 3001" svg:d="m5500-20500-47-3-46-8-46-14-45-18-43-23-41-26-39-31-37-33-33-37-31-39-26-41-23-43-18-45-14-46-8-46-3-47v-2000l3-47 8-46 14-46 18-45 23-43 26-41 31-40 33-36 37-34 39-30 41-27 43-23 45-18 46-14 46-8 47-3h5500l47 3 46 8 46 14 45 18 43 23 41 27 40 30 36 34 34 36 30 40 27 41 23 43 18 45 14 46 8 46 3 47v2000l-3 47-8 46-14 46-18 45-23 43-27 41-30 39-34 37-36 33-40 31-41 26-43 23-45 18-46 14-46 8-47 3z"/>
        </dr3d:scene>
        <draw:frame draw:style-name="gr25" draw:text-style-name="P4" draw:layer="layout" svg:width="1.891cm" svg:height="0.674cm" svg:x="15.792cm" svg:y="21.54cm">
          <draw:text-box>
            <text:p><text:span text:style-name="T4">desktop</text:span></text:p>
          </draw:text-box>
        </draw:frame>
        <dr3d:scene draw:style-name="gr36" svg:width="3.464cm" svg:height="1.944cm" svg:x="6.207cm" svg:y="20.64cm" dr3d:transform="matrix (1 0 0 0 0.939692620785931 0.342020143325607 0 -0.342020143325607 0.939692620785931 -8.2505cm 20.8777225190946cm 6.96408751493621cm)" dr3d:vrp="(0 0 19764.2857142857)" dr3d:vpn="(0 0 18574.2857142857)" dr3d:projection="perspective" dr3d:distance="1.19cm" dr3d:focal-length="10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37" draw:layer="layout" dr3d:transform="matrix (1 0 0 0 1 0 0 0 1 -0.0268650695593515cm -3.13906021879273cm 1.14252448320947cm)" svg:viewBox="5000 -23501 6501 3001" svg:d="m5500-20500-47-3-46-8-46-14-45-18-43-23-41-26-39-31-37-33-33-37-31-39-26-41-23-43-18-45-14-46-8-46-3-47v-2000l3-47 8-46 14-46 18-45 23-43 26-41 31-40 33-36 37-34 39-30 41-27 43-23 45-18 46-14 46-8 47-3h5500l47 3 46 8 46 14 45 18 43 23 41 27 40 30 36 34 34 36 30 40 27 41 23 43 18 45 14 46 8 46 3 47v2000l-3 47-8 46-14 46-18 45-23 43-27 41-30 39-34 37-36 33-40 31-41 26-43 23-45 18-46 14-46 8-47 3z"/>
        </dr3d:scene>
        <draw:frame draw:style-name="gr25" draw:text-style-name="P4" draw:layer="layout" svg:width="2.174cm" svg:height="0.674cm" svg:x="6.883cm" svg:y="21.54cm">
          <draw:text-box>
            <text:p><text:span text:style-name="T4">web apps</text:span></text:p>
          </draw:text-box>
        </draw:frame>
        <draw:frame draw:style-name="gr25" draw:text-style-name="P2" draw:layer="layout" svg:width="3.063cm" svg:height="0.763cm" svg:x="2.192cm" svg:y="21.5cm">
          <draw:text-box>
            <text:p><text:span text:style-name="T2">mobile apps</text:span></text:p>
          </draw:text-box>
        </draw:frame>
        <dr3d:scene draw:style-name="gr36" svg:width="3.474cm" svg:height="1.944cm" svg:x="2cm" svg:y="20.5cm" dr3d:transform="matrix (1 0 0 0 0.939692620785931 0.342020143325607 0 -0.342020143325607 0.939692620785931 -8.2505cm 20.8777225190946cm 6.96408751493621cm)" dr3d:vrp="(0 0 19764.2857142857)" dr3d:vpn="(0 0 18574.2857142857)" dr3d:projection="perspective" dr3d:distance="1.19cm" dr3d:focal-length="10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37" draw:layer="layout" dr3d:transform="matrix (1 0 0 0 1 0 0 0 1 -0.0268650695593515cm -3.13906021879273cm 1.14252448320947cm)" svg:viewBox="5000 -23501 6501 3001" svg:d="m5500-20500-47-3-46-8-46-14-45-18-43-23-41-26-39-31-37-33-33-37-31-39-26-41-23-43-18-45-14-46-8-46-3-47v-2000l3-47 8-46 14-46 18-45 23-43 26-41 31-40 33-36 37-34 39-30 41-27 43-23 45-18 46-14 46-8 47-3h5500l47 3 46 8 46 14 45 18 43 23 41 27 40 30 36 34 34 36 30 40 27 41 23 43 18 45 14 46 8 46 3 47v2000l-3 47-8 46-14 46-18 45-23 43-27 41-30 39-34 37-36 33-40 31-41 26-43 23-45 18-46 14-46 8-47 3z"/>
        </dr3d:scene>
        <draw:frame draw:style-name="gr25" draw:text-style-name="P4" draw:layer="layout" svg:width="2.399cm" svg:height="0.674cm" svg:x="2.593cm" svg:y="21.4cm">
          <draw:text-box>
            <text:p><text:span text:style-name="T4">cloud apps</text:span></text:p>
          </draw:text-box>
        </draw:frame>
        <dr3d:scene draw:style-name="gr36" svg:width="3.464cm" svg:height="1.944cm" svg:x="10.507cm" svg:y="20.64cm" dr3d:transform="matrix (1 0 0 0 0.939692620785931 0.342020143325607 0 -0.342020143325607 0.939692620785931 -8.2505cm 20.8777225190946cm 6.96408751493621cm)" dr3d:vrp="(0 0 19764.2857142857)" dr3d:vpn="(0 0 18574.2857142857)" dr3d:projection="perspective" dr3d:distance="1.19cm" dr3d:focal-length="10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37" draw:layer="layout" dr3d:transform="matrix (1 0 0 0 1 0 0 0 1 -0.0268650695593515cm -3.13906021879273cm 1.14252448320947cm)" svg:viewBox="5000 -23501 6501 3001" svg:d="m5500-20500-47-3-46-8-46-14-45-18-43-23-41-26-39-31-37-33-33-37-31-39-26-41-23-43-18-45-14-46-8-46-3-47v-2000l3-47 8-46 14-46 18-45 23-43 26-41 31-40 33-36 37-34 39-30 41-27 43-23 45-18 46-14 46-8 47-3h5500l47 3 46 8 46 14 45 18 43 23 41 27 40 30 36 34 34 36 30 40 27 41 23 43 18 45 14 46 8 46 3 47v2000l-3 47-8 46-14 46-18 45-23 43-27 41-30 39-34 37-36 33-40 31-41 26-43 23-45 18-46 14-46 8-47 3z"/>
        </dr3d:scene>
        <draw:frame draw:style-name="gr25" draw:text-style-name="P4" draw:layer="layout" svg:width="2.644cm" svg:height="0.674cm" svg:x="10.983cm" svg:y="21.54cm">
          <draw:text-box>
            <text:p><text:span text:style-name="T4">mobile apps</text:span></text:p>
          </draw:text-box>
        </draw:frame>
        <dr3d:scene draw:style-name="gr34" svg:width="3.474cm" svg:height="1.944cm" svg:x="2.331cm" svg:y="16.996cm" dr3d:transform="matrix (1 0 0 0 0.939692620785931 0.342020143325607 0 -0.342020143325607 0.939692620785931 -8.2505cm 20.8777225190946cm 6.96408751493621cm)" dr3d:vrp="(0 0 19764.2857142857)" dr3d:vpn="(0 0 18574.2857142857)" dr3d:projection="perspective" dr3d:distance="1.19cm" dr3d:focal-length="10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35" draw:layer="layout" dr3d:transform="matrix (1 0 0 0 1 0 0 0 1 -0.0268650695593515cm -3.13906021879273cm 1.14252448320947cm)" svg:viewBox="5000 -23501 6501 3001" svg:d="m5500-20500-47-3-46-8-46-14-45-18-43-23-41-26-39-31-37-33-33-37-31-39-26-41-23-43-18-45-14-46-8-46-3-47v-2000l3-47 8-46 14-46 18-45 23-43 26-41 31-40 33-36 37-34 39-30 41-27 43-23 45-18 46-14 46-8 47-3h5500l47 3 46 8 46 14 45 18 43 23 41 27 40 30 36 34 34 36 30 40 27 41 23 43 18 45 14 46 8 46 3 47v2000l-3 47-8 46-14 46-18 45-23 43-27 41-30 39-34 37-36 33-40 31-41 26-43 23-45 18-46 14-46 8-47 3z"/>
        </dr3d:scene>
        <draw:frame draw:style-name="gr25" draw:text-style-name="P4" draw:layer="layout" svg:width="2.568cm" svg:height="0.674cm" svg:x="2.712cm" svg:y="17.887cm">
          <draw:text-box>
            <text:p><text:span text:style-name="T4">frameworks</text:span></text:p>
          </draw:text-box>
        </draw:frame>
        <dr3d:scene draw:style-name="gr38" svg:width="2.157cm" svg:height="2.496cm" svg:x="4cm" svg:y="3.458cm" dr3d:transform="matrix (0.999546733801924 0.00431372261915613 0.0297946092954978 -0.00770933067559388 0.99335736364569 0.114811647106983 -0.0291014289415611 -0.114989303363613 0.992940364244254 -18.0480839262574cm 10.5181465537099cm 0.171536201971087cm)" dr3d:vrp="(0 0 9344.28571428571)" dr3d:vpn="(0 0 8574.28571428571)" dr3d:projection="perspective" dr3d:distance="0.77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39" draw:layer="layout" dr3d:transform="matrix (0.774885319313631 0 0 0 0.788465192623945 0.0769923733961029 0 0.0769923733961021 0.971977067818315 4.04915413828237cm -2.30203808719017cm 0.837873341884153cm)" svg:viewBox="16500 -12501 3001 3501" svg:d="m16500-11334v2334h3001v-2334h-1126v-583h375l-750-584-750 584h375v583z"/>
        </dr3d:scene>
        <dr3d:scene draw:style-name="gr40" svg:width="2.766cm" svg:height="2.352cm" svg:x="7.524cm" svg:y="4.958cm" dr3d:transform="matrix (1 0 0 0 0.939692620785931 0.342020143325607 0 -0.342020143325607 0.939692620785931 -7.7505cm 10.8974770533338cm 3.71095461061745cm)" dr3d:vrp="(0 0 7625.71428571429)" dr3d:vpn="(0 0 7145.71428571429)" dr3d:projection="perspective" dr3d:distance="0.48cm" dr3d:focal-length="10cm" dr3d:shadow-slant="35" dr3d:shade-mode="phong" dr3d:ambient-color="#666666" dr3d:lighting-mode="false">
          <dr3d:light dr3d:diffuse-color="#cccccc" dr3d:direction="(0.52010056223135 0.296781416341904 0.800884633440252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41" draw:layer="layout" svg:viewBox="6500 -12519 2501 2019" svg:d="m8028-10500 973-1000-973-1019v611h-1065v816h1065zm-1528 0v-816h115v816zm116 0v-816h116v816z"/>
          <dr3d:extrude draw:style-name="gr42" draw:layer="layout" svg:viewBox="6500 -12519 2501 2019" svg:d="m8028-10500 973-1000-973-1019v611h-1065v816h1065zm-1528 0v-816h115v816zm116 0v-816h116v816z"/>
        </dr3d:scene>
        <dr3d:scene draw:style-name="gr40" svg:width="2.164cm" svg:height="2.808cm" svg:x="11.211cm" svg:y="4.692cm" dr3d:transform="matrix (-0.00937782841749623 0.99952506908079 -0.0293546012273001 -0.965734130235397 -0.0166671781524742 -0.258997673485525 -0.259363925850634 0.0259199045421756 0.96543177517413 -10.6979026846721cm -7.9631051559385cm -3.20258874672422cm)" dr3d:vrp="(0 0 7625.71428571429)" dr3d:vpn="(0 0 7145.71428571429)" dr3d:projection="perspective" dr3d:distance="0.48cm" dr3d:focal-length="10cm" dr3d:shadow-slant="35" dr3d:shade-mode="phong" dr3d:ambient-color="#666666" dr3d:lighting-mode="false">
          <dr3d:light dr3d:diffuse-color="#cccccc" dr3d:direction="(0.497119582800337 0.346352670420065 0.795557633417786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41" draw:layer="layout" svg:viewBox="6500 -12519 2501 2019" svg:d="m8028-10500 973-1000-973-1019v611h-1065v816h1065zm-1528 0v-816h115v816zm116 0v-816h116v816z"/>
          <dr3d:extrude draw:style-name="gr42" draw:layer="layout" svg:viewBox="6500 -12519 2501 2019" svg:d="m8028-10500 973-1000-973-1019v611h-1065v816h1065zm-1528 0v-816h115v816zm116 0v-816h116v816z"/>
        </dr3d:sce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99ccff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91" draw:fill-image-name="Bitmape_20_1" draw:fit-to-size="tru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pere santasusana cots</meta:initial-creator>
    <meta:creation-date>2011-07-17T09:37:06.93</meta:creation-date>
    <dc:date>2012-04-04T17:45:24.84</dc:date>
    <dc:creator>pere santasusana cots</dc:creator>
    <meta:editing-duration>PT12H8M41S</meta:editing-duration>
    <meta:editing-cycles>21</meta:editing-cycles>
    <meta:generator>OpenOffice.org/3.3$Win32 OpenOffice.org_project/330m20$Build-9567</meta:generator>
    <meta:document-statistic meta:object-count="104"/>
  </office:meta>
</office:document-meta>
</file>